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500000163810EFD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8cm" svg:x="0cm" svg:y="1.6cm">
          <draw:image xlink:href="Pictures/100000000000032500000163810EFD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0T19:04:57</meta:creation-date>
    <dc:date>2013-02-10T19:06:11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